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6cm" svg:height="0.6cm" svg:x="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5.186cm" svg:y="4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line draw:style-name="gr3" draw:text-style-name="P2" draw:layer="layout" svg:width="3.099cm" svg:height="1.214cm" svg:x="2.3cm" svg:y="3.001cm" svg:viewBox="0 0 3100 1215" draw:points="0,1215 309,767 609,434 755,307 898,203 1037,123 1174,64 1307,25 1436,4 1562,0 1684,11 1801,37 1914,74 2023,123 2127,181 2320,319 2491,477 2641,644 2766,807 2939,1074 3000,1184 3100,1183">
          <text:p/>
        </draw:polyline>
        <draw:line draw:style-name="gr4" draw:text-style-name="P2" draw:layer="layout" svg:x1="5.146cm" svg:y1="3.873cm" svg:x2="5.439cm" svg:y2="4.321cm">
          <text:p/>
        </draw:line>
        <draw:custom-shape draw:style-name="gr2" draw:text-style-name="P1" draw:layer="layout" svg:width="0.6cm" svg:height="0.6cm" svg:x="5.183cm" svg:y="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8.369cm" svg:y="4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line draw:style-name="gr3" draw:text-style-name="P2" draw:layer="layout" svg:width="3.099cm" svg:height="1.214cm" svg:x="5.483cm" svg:y="3.011cm" svg:viewBox="0 0 3100 1215" draw:points="0,1215 309,767 609,434 755,307 898,203 1037,123 1174,64 1307,25 1436,4 1562,0 1684,11 1801,37 1914,74 2023,123 2127,181 2320,319 2491,477 2641,644 2766,807 2939,1074 3000,1184 3100,1183">
          <text:p/>
        </draw:polyline>
        <draw:line draw:style-name="gr4" draw:text-style-name="P2" draw:layer="layout" svg:x1="8.329cm" svg:y1="3.883cm" svg:x2="8.622cm" svg:y2="4.331cm">
          <text:p/>
        </draw:line>
        <draw:custom-shape draw:style-name="gr2" draw:text-style-name="P1" draw:layer="layout" svg:width="0.6cm" svg:height="0.6cm" svg:x="8.366cm" svg:y="4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666cm" svg:y1="4.236cm" svg:x2="8.975cm" svg:y2="3.788cm">
          <text:p/>
        </draw:line>
        <draw:line draw:style-name="gr5" draw:text-style-name="P2" draw:layer="layout" svg:x1="8.976cm" svg:y1="3.788cm" svg:x2="9.276cm" svg:y2="3.455cm">
          <text:p/>
        </draw:line>
        <draw:line draw:style-name="gr5" draw:text-style-name="P2" draw:layer="layout" svg:x1="9.275cm" svg:y1="3.454cm" svg:x2="9.421cm" svg:y2="3.327cm">
          <text:p/>
        </draw:line>
        <draw:line draw:style-name="gr5" draw:text-style-name="P2" draw:layer="layout" svg:x1="9.421cm" svg:y1="3.327cm" svg:x2="9.564cm" svg:y2="3.224cm">
          <text:p/>
        </draw:line>
        <draw:line draw:style-name="gr5" draw:text-style-name="P2" draw:layer="layout" svg:x1="9.564cm" svg:y1="3.224cm" svg:x2="9.704cm" svg:y2="3.144cm">
          <text:p/>
        </draw:line>
        <draw:line draw:style-name="gr5" draw:text-style-name="P2" draw:layer="layout" svg:x1="9.704cm" svg:y1="3.144cm" svg:x2="9.841cm" svg:y2="3.085cm">
          <text:p/>
        </draw:line>
        <draw:line draw:style-name="gr5" draw:text-style-name="P2" draw:layer="layout" svg:x1="9.84cm" svg:y1="3.085cm" svg:x2="9.973cm" svg:y2="3.046cm">
          <text:p/>
        </draw:line>
        <draw:line draw:style-name="gr4" draw:text-style-name="P2" draw:layer="layout" svg:x1="9.844cm" svg:y1="3.099cm" svg:x2="10.3cm" svg:y2="2.819cm">
          <text:p/>
        </draw:line>
        <draw:custom-shape draw:style-name="gr2" draw:text-style-name="P1" draw:layer="layout" svg:width="0.6cm" svg:height="0.6cm" svg:x="16.267cm" svg:y="4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5.054cm" svg:y1="3.009cm" svg:x2="15.171cm" svg:y2="3.034cm">
          <text:p/>
        </draw:line>
        <draw:line draw:style-name="gr5" draw:text-style-name="P2" draw:layer="layout" svg:x1="15.172cm" svg:y1="3.034cm" svg:x2="15.285cm" svg:y2="3.072cm">
          <text:p/>
        </draw:line>
        <draw:line draw:style-name="gr5" draw:text-style-name="P2" draw:layer="layout" svg:x1="15.285cm" svg:y1="3.072cm" svg:x2="15.394cm" svg:y2="3.121cm">
          <text:p/>
        </draw:line>
        <draw:line draw:style-name="gr5" draw:text-style-name="P2" draw:layer="layout" svg:x1="15.393cm" svg:y1="3.121cm" svg:x2="15.497cm" svg:y2="3.179cm">
          <text:p/>
        </draw:line>
        <draw:line draw:style-name="gr5" draw:text-style-name="P2" draw:layer="layout" svg:x1="15.497cm" svg:y1="3.179cm" svg:x2="15.69cm" svg:y2="3.317cm">
          <text:p/>
        </draw:line>
        <draw:line draw:style-name="gr5" draw:text-style-name="P2" draw:layer="layout" svg:x1="15.69cm" svg:y1="3.317cm" svg:x2="15.862cm" svg:y2="3.475cm">
          <text:p/>
        </draw:line>
        <draw:line draw:style-name="gr5" draw:text-style-name="P2" draw:layer="layout" svg:x1="15.862cm" svg:y1="3.475cm" svg:x2="16.011cm" svg:y2="3.642cm">
          <text:p/>
        </draw:line>
        <draw:line draw:style-name="gr5" draw:text-style-name="P2" draw:layer="layout" svg:x1="16.011cm" svg:y1="3.642cm" svg:x2="16.136cm" svg:y2="3.805cm">
          <text:p/>
        </draw:line>
        <draw:line draw:style-name="gr5" draw:text-style-name="P2" draw:layer="layout" svg:x1="16.137cm" svg:y1="3.805cm" svg:x2="16.31cm" svg:y2="4.072cm">
          <text:p/>
        </draw:line>
        <draw:line draw:style-name="gr5" draw:text-style-name="P2" draw:layer="layout" svg:x1="16.31cm" svg:y1="4.072cm" svg:x2="16.37cm" svg:y2="4.182cm">
          <text:p/>
        </draw:line>
        <draw:line draw:style-name="gr5" draw:text-style-name="P2" draw:layer="layout" svg:x1="16.37cm" svg:y1="4.182cm" svg:x2="16.47cm" svg:y2="4.181cm">
          <text:p/>
        </draw:line>
        <draw:line draw:style-name="gr4" draw:text-style-name="P2" draw:layer="layout" svg:x1="16.216cm" svg:y1="3.87cm" svg:x2="16.509cm" svg:y2="4.318cm">
          <text:p/>
        </draw:line>
        <draw:frame draw:style-name="gr6" draw:text-style-name="P3" draw:layer="layout" svg:width="0.632cm" svg:height="0.709cm" svg:x="1.974cm" svg:y="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0.632cm" svg:height="0.709cm" svg:x="5.174cm" svg:y="5.0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0.627cm" svg:height="0.709cm" svg:x="8.374cm" svg:y="5.0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0.637cm" svg:height="0.709cm" svg:x="16.274cm" svg:y="5.00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4" draw:layer="layout" svg:width="0.2cm" svg:height="0.2cm" svg:x="12.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12.7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13.3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958cm" svg:height="0.709cm" svg:x="3.374cm" svg:y="2.0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3" draw:layer="layout" svg:width="0.961cm" svg:height="0.709cm" svg:x="6.674cm" svg:y="2.00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3" draw:layer="layout" svg:width="0.971cm" svg:height="0.709cm" svg:x="14.674cm" svg:y="2.00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3" draw:layer="layout" svg:width="1.062cm" svg:height="0.709cm" svg:x="1.974cm" svg:y="6.4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3" draw:layer="layout" svg:width="1.194cm" svg:height="0.487cm" svg:x="1.91cm" svg:y="7.30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3" draw:layer="layout" svg:width="4.867cm" svg:height="0.719cm" svg:x="1.974cm" svg:y="7.90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5" draw:layer="layout" svg:width="6.992cm" svg:height="0.962cm" svg:x="2.9cm" svg:y="6.938cm">
          <draw:text-box>
            <text:p>потенциал состояния </text:p>
          </draw:text-box>
        </draw:frame>
        <draw:frame draw:style-name="gr6" draw:text-style-name="P3" draw:layer="layout" svg:width="5.614cm" svg:height="1.519cm" svg:x="1.875cm" svg:y="8.90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3" draw:layer="layout" svg:width="0.564cm" svg:height="0.709cm" svg:x="9.606cm" svg:y="7.09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5" draw:layer="layout" svg:width="6.717cm" svg:height="0.962cm" svg:x="2.756cm" svg:y="6.238cm">
          <draw:text-box>
            <text:p>стоимость операции </text:p>
          </draw:text-box>
        </draw:frame>
        <draw:frame draw:style-name="gr6" draw:text-style-name="P3" draw:layer="layout" svg:width="0.891cm" svg:height="0.709cm" svg:x="9.115cm" svg:y="6.40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text-style-name="P5" draw:layer="layout" svg:width="6.052cm" svg:height="0.962cm" svg:x="6.557cm" svg:y="7.738cm">
          <draw:text-box>
            <text:p>учётная стоимость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3T13:17:22.092000000</meta:creation-date>
    <meta:generator>LibreOffice/5.4.3.2$Windows_X86_64 LibreOffice_project/92a7159f7e4af62137622921e809f8546db437e5</meta:generator>
    <dc:date>2021-11-23T13:42:11.904000000</dc:date>
    <meta:editing-duration>PT24M43S</meta:editing-duration>
    <meta:editing-cycles>12</meta:editing-cycles>
    <meta:document-statistic meta:object-count="49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row>
      <msub>
        <mrow>
          <mi>c</mi>
          <mi>'</mi>
        </mrow>
        <mi>i</mi>
      </msub>
      <mo stretchy="false">=</mo>
      <mrow>
        <msub>
          <mi>c</mi>
          <mi>i</mi>
        </msub>
        <mo stretchy="false">+</mo>
        <mrow>
          <mo fence="true" stretchy="false">(</mo>
          <mrow>
            <mrow>
              <msub>
                <mi>φ</mi>
                <mi>i</mi>
              </msub>
              <mo stretchy="false">−</mo>
              <msub>
                <mi>φ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−</mo>
        <mspace/>
      </mrow>
    </mrow>
    <annotation encoding="StarMath 5.0">{c'}_i = c_i + ( %varphi_i - %varphi_{i-1} ) -`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c</mi>
            <mi>i</mi>
          </msub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c</mi>
        </mrow>
      </mrow>
      <mrow>
        <msub>
          <mi>'</mi>
          <mi>i</mi>
        </msub>
        <mo stretchy="false">+</mo>
        <mrow>
          <mo fence="true" stretchy="false">(</mo>
          <mrow>
            <mrow>
              <msub>
                <mi>φ</mi>
                <mn>0</mn>
              </msub>
              <mo stretchy="false">−</mo>
              <msub>
                <mi>φ</mi>
                <mi>n</mi>
              </msub>
            </mrow>
          </mrow>
          <mo fence="true" stretchy="false">)</mo>
        </mrow>
      </mrow>
    </mrow>
    <annotation encoding="StarMath 5.0">sum from{i=1} to{n} c_i = sum from{i=1} to{n} c'_i + ( %varphi_0 - %varphi_{n} )</annotation>
  </semantics>
</math>
</file>

<file path=Object 12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13/content.xml><?xml version="1.0" encoding="utf-8"?>
<math xmlns="http://www.w3.org/1998/Math/MathML" display="block">
  <semantics>
    <msub>
      <mi mathvariant="italic">op</mi>
      <mi>i</mi>
    </msub>
    <annotation encoding="StarMath 5.0">op_i</annotation>
  </semantics>
</math>
</file>

<file path=Object 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/content.xml><?xml version="1.0" encoding="utf-8"?>
<math xmlns="http://www.w3.org/1998/Math/MathML" display="block">
  <semantics>
    <msub>
      <mi mathvariant="italic">op</mi>
      <mn>1</mn>
    </msub>
    <annotation encoding="StarMath 5.0">op_1</annotation>
  </semantics>
</math>
</file>

<file path=Object 6/content.xml><?xml version="1.0" encoding="utf-8"?>
<math xmlns="http://www.w3.org/1998/Math/MathML" display="block">
  <semantics>
    <msub>
      <mi mathvariant="italic">op</mi>
      <mn>2</mn>
    </msub>
    <annotation encoding="StarMath 5.0">op_2</annotation>
  </semantics>
</math>
</file>

<file path=Object 7/content.xml><?xml version="1.0" encoding="utf-8"?>
<math xmlns="http://www.w3.org/1998/Math/MathML" display="block">
  <semantics>
    <msub>
      <mi mathvariant="italic">op</mi>
      <mi>n</mi>
    </msub>
    <annotation encoding="StarMath 5.0">op_n</annotation>
  </semantics>
</math>
</file>

<file path=Object 8/content.xml><?xml version="1.0" encoding="utf-8"?>
<math xmlns="http://www.w3.org/1998/Math/MathML" display="block">
  <semantics>
    <mrow>
      <msub>
        <mi>c</mi>
        <mi>i</mi>
      </msub>
      <mo stretchy="false">−</mo>
      <mspace/>
    </mrow>
    <annotation encoding="StarMath 5.0">c_i - `</annotation>
  </semantics>
</math>
</file>

<file path=Object 9/content.xml><?xml version="1.0" encoding="utf-8"?>
<math xmlns="http://www.w3.org/1998/Math/MathML" display="block">
  <semantics>
    <mrow>
      <msub>
        <mi>φ</mi>
        <mi>i</mi>
      </msub>
      <mo stretchy="false">−</mo>
      <mspace/>
    </mrow>
    <annotation encoding="StarMath 5.0">%varphi_i - `</annotation>
  </semantics>
</math>
</file>